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#include &lt;stdio.h&gt;</text:p>
      <text:p text:style-name="P1">#include&lt;math.h&gt;</text:p>
      <text:p text:style-name="P1">int isperfectsquare(int n)</text:p>
      <text:p text:style-name="P1">{</text:p>
      <text:p text:style-name="P1"><text:s text:c="4"/>int temp;</text:p>
      <text:p text:style-name="P1"><text:s text:c="4"/>temp=sqrt(n);</text:p>
      <text:p text:style-name="P1"><text:s text:c="4"/>if(temp*temp==n)</text:p>
      <text:p text:style-name="P1"><text:s text:c="4"/>return 1;</text:p>
      <text:p text:style-name="P1"><text:s text:c="4"/>else</text:p>
      <text:p text:style-name="P1"><text:s text:c="4"/>return 0;</text:p>
      <text:p text:style-name="P1">}</text:p>
      <text:p text:style-name="P1">int isfibonacci(int n)</text:p>
      <text:p text:style-name="P1">{</text:p>
      <text:p text:style-name="P1"><text:s text:c="4"/>if(isperfectsquare(5*n*n+4) || isperfectsquare(5*n*n-4))</text:p>
      <text:p text:style-name="P1"><text:s text:c="4"/>return 1;</text:p>
      <text:p text:style-name="P1"><text:s text:c="4"/>else</text:p>
      <text:p text:style-name="P1"><text:s text:c="4"/>return 0;</text:p>
      <text:p text:style-name="P1">}</text:p>
      <text:p text:style-name="P1">int main()</text:p>
      <text:p text:style-name="P1">{</text:p>
      <text:p text:style-name="P1">int n;</text:p>
      <text:p text:style-name="P1">scanf("%d",&amp;n);</text:p>
      <text:p text:style-name="P1">if(isfibonacci(n))</text:p>
      <text:p text:style-name="P1">printf("fibonacci");</text:p>
      <text:p text:style-name="P1">else</text:p>
      <text:p text:style-name="P1">printf("not fibonacci");</text:p>
      <text:p text:style-name="P1"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487.3</meta:generator>
  </office:meta>
</office:document-meta>
</file>